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500000037AACDB36B.png"/>
  <manifest:file-entry manifest:media-type="image/png" manifest:full-path="Pictures/10000000000000FA00000037D7F6D339.png"/>
  <manifest:file-entry manifest:media-type="image/png" manifest:full-path="Pictures/100002010000051B00000309EE3BDFFC.png"/>
  <manifest:file-entry manifest:media-type="image/png" manifest:full-path="Pictures/100002010000026F000002FC17AD36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ourier 10 Pitch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position="super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4" text:anchor-type="page" text:anchor-page-number="1" svg:x="3.152in" svg:y="7.7929in" svg:width="2.0772in" svg:height="2.5465in" draw:z-index="3">
        <draw:image xlink:href="Pictures/100002010000026F000002FC17AD369B.png" xlink:type="simple" xlink:show="embed" xlink:actuate="onLoad"/>
      </draw:frame>
      <text:p text:style-name="P1"><draw:frame draw:style-name="fr3" draw:name="graphics2" text:anchor-type="paragraph" svg:width="0.5138in" svg:height="0.7638in" draw:z-index="1"><draw:image xlink:href="Pictures/100000000000002500000037AACDB36B.png" xlink:type="simple" xlink:show="embed" xlink:actuate="onLoad"/></draw:frame><draw:frame draw:style-name="fr2" draw:name="graphics1" text:anchor-type="paragraph" svg:width="3.4717in" svg:height="0.7638in" draw:z-index="0"><draw:image xlink:href="Pictures/10000000000000FA00000037D7F6D339.png" xlink:type="simple" xlink:show="embed" xlink:actuate="onLoad"/></draw:frame><text:span text:style-name="T2">EMBnet/CNB</text:span></text:p>
      <text:p text:style-name="P4">Centro Nacional de Biotecnología, CSIC</text:p>
      <text:p text:style-name="P2">C/Darwin, 3. </text:p>
      <text:p text:style-name="P2">28049. Madrid, Spain</text:p>
      <text:p text:style-name="P2"/>
      <text:p text:style-name="P3"/>
      <text:p text:style-name="P5">Quantum Biology</text:p>
      <text:p text:style-name="P5"/>
      <text:p text:style-name="P5"><draw:frame draw:style-name="fr3" draw:name="graphics3" text:anchor-type="paragraph" svg:width="2.7189in" svg:height="1.6161in" draw:z-index="2"><draw:image xlink:href="Pictures/100002010000051B00000309EE3BDFF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6"/>
      <text:p text:style-name="P6">This is to certify that <text:span text:style-name="T5">ROCIO GONZALEZ SOLTERO</text:span> attended and satisfactorily completed the EMBnet (European Molecular Biology Network) course <text:span text:style-name="T2">Introduction to Quantum Biology</text:span>, which took place 12<text:span text:style-name="T6">th</text:span> - 13<text:span text:style-name="T6">th</text:span>, November 2008, 9:30 to 16:30 at the <text:span text:style-name="T7">Centro Nacional de Biotecnología, Consejo Superior de Investigaciones Científicas</text:span>, Madrid, Spain.</text:p>
      <text:p text:style-name="P6"/>
      <text:p text:style-name="P6">This is an introductory course to Quantum Chemistry methods employed in the Life Sciences, oriented to scientists with an interest in molecular modeling, pharma- and cheminformatics, and modeling of chemical reactions in enzymes. The course lasts <text:span text:style-name="T2">16 hours</text:span> evenly split in theory and practice, and relies on several major packages for practical training, covering</text:p>
      <text:list text:style-name="L1">
        <text:list-item>
          <text:p text:style-name="P7">A general introduction to basic theory and methods in Quantum Chemistry</text:p>
          <text:list>
            <text:list-item>
              <text:p text:style-name="P7">Visualization</text:p>
            </text:list-item>
            <text:list-item>
              <text:p text:style-name="P7">Molecular Modeling (QM, MM, MD)</text:p>
            </text:list-item>
            <text:list-item>
              <text:p text:style-name="P7">Pharmainformatics, QSAR and molecular docking</text:p>
            </text:list-item>
            <text:list-item>
              <text:p text:style-name="P7">Quantum Mechanics</text:p>
            </text:list-item>
          </text:list>
        </text:list-item>
        <text:list-item>
          <text:p text:style-name="P7">A practical project on <text:span text:style-name="T7">in silico</text:span><text:span text:style-name="T8"> modeling, molecular docking and reaction modeling.</text:span></text:p>
        </text:list-item>
      </text:list>
      <text:p text:style-name="P6"><text:span text:style-name="T8"/></text:p>
      <text:p text:style-name="P6"><text:span text:style-name="T8">There was considerable emphasis on developing first-hand experience through practical sessions using professional tools like DeepView, Triton, Modeller, MOPAC, NWChem, MPQC, GAMESS-US and WebMO.</text:span></text:p>
      <text:p text:style-name="P6"><text:span text:style-name="T8"/></text:p>
      <text:p text:style-name="P2"/>
      <text:p text:style-name="P2"/>
      <text:p text:style-name="P2"/>
      <text:p text:style-name="P2"/>
      <text:p text:style-name="P2"/>
      <text:p text:style-name="P9">José R. Valverde, PhD MD</text:p>
      <text:p text:style-name="P10">Head of Scientific Computing Services</text:p>
      <text:p text:style-name="P10">EMBnet/CNB, CSIC.</text:p>
      <text:p text:style-name="P8"><text:span text:style-name="T8">jrvalverde@cnb.csic.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sé Valverde</meta:initial-creator>
    <meta:creation-date>2009-04-24T10:43:54</meta:creation-date>
    <dc:creator>José Valverde</dc:creator>
    <dc:date>2009-04-24T10:58:41</dc:date>
    <meta:editing-cycles>1</meta:editing-cycles>
    <meta:editing-duration>PT13M16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18" meta:word-count="192" meta:character-count="1348"/>
  </office:meta>
</office:document-meta>
</file>